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officeooo:rsid="00013831" officeooo:paragraph-rsid="00013831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Comic Sans MS" fo:font-size="12pt" style:text-underline-style="solid" style:text-underline-width="auto" style:text-underline-color="font-color" officeooo:rsid="00013831" officeooo:paragraph-rsid="00013831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omic Sans MS" fo:font-size="12pt" style:text-underline-style="none" officeooo:rsid="00013831" officeooo:paragraph-rsid="00013831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kies :</text:p>
      <text:p text:style-name="P1"/>
      <text:p text:style-name="P2">Valeurs nutritionnelles :</text:p>
      <text:p text:style-name="P2"/>
      <text:p text:style-name="P2"/>
      <text:p text:style-name="P2"/>
      <text:p text:style-name="P2"/>
      <text:p text:style-name="P2">Ingrédients :</text:p>
      <text:p text:style-name="P2"/>
      <text:p text:style-name="P3">- 1 œuf</text:p>
      <text:p text:style-name="P3">- 200 g de beurre de cacahouètes</text:p>
      <text:p text:style-name="P3">- 1 C. à C. de sel</text:p>
      <text:p text:style-name="P3">- Édulcorants</text:p>
      <text:p text:style-name="P3">- Vanille en poudre</text:p>
      <text:p text:style-name="P3"/>
      <text:p text:style-name="P3">Mélangez l’oeuf, le sel, l’édulcorant et la vanille jusqu’à obtenir une consistance mousseuse.</text:p>
      <text:p text:style-name="P3">Intégrer le beurre jusqu’à obtenir un mélange homogène.</text:p>
      <text:p text:style-name="P3">Réaliser un boudin de pâte et poser le sur une assiette avant de le mettre au frigo une dizaine de minutes.</text:p>
      <text:p text:style-name="P3">Coupez les tranches du boudin.</text:p>
      <text:p text:style-name="P3">Les répartir sur une plaque et les mettre au four préchauffez à 180 degrés pendant 12 à 14 minutes.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2T14:06:11.017192100</meta:creation-date>
    <dc:date>2025-05-22T14:10:24.533862000</dc:date>
    <meta:editing-duration>PT4M13S</meta:editing-duration>
    <meta:editing-cycles>1</meta:editing-cycles>
    <meta:document-statistic meta:table-count="0" meta:image-count="0" meta:object-count="0" meta:page-count="1" meta:paragraph-count="13" meta:word-count="96" meta:character-count="521" meta:non-whitespace-character-count="438"/>
    <meta:generator>LibreOffice/25.2.2.2$Windows_X86_64 LibreOffice_project/7370d4be9e3cf6031a51beef54ff3bda878e3fac</meta:generator>
  </office:meta>
</office:document-meta>
</file>